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Llama3.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4850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5512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5825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6000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6125</text:p>
          </table:table-cell>
          <table:table-cell table:number-columns-repeated="6"/>
        </table:table-row>
      </table:table>
      <table:table table:name="Llama3.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2475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3337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3850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4225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4500</text:p>
          </table:table-cell>
          <table:table-cell table:number-columns-repeated="6"/>
        </table:table-row>
      </table:table>
      <table:table table:name="Llama3.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k=1</text:p>
          </table:table-cell>
          <table:table-cell office:value-type="string">
            <text:p>0.6625</text:p>
          </table:table-cell>
          <table:table-cell table:number-columns-repeated="6"/>
        </table:table-row>
        <table:table-row table:style-name="ro2">
          <table:table-cell office:value-type="string">
            <text:p>k=2</text:p>
          </table:table-cell>
          <table:table-cell office:value-type="string">
            <text:p>0.6987</text:p>
          </table:table-cell>
          <table:table-cell table:number-columns-repeated="6"/>
        </table:table-row>
        <table:table-row table:style-name="ro2">
          <table:table-cell office:value-type="string">
            <text:p>k=3</text:p>
          </table:table-cell>
          <table:table-cell office:value-type="string">
            <text:p>0.7125</text:p>
          </table:table-cell>
          <table:table-cell table:number-columns-repeated="6"/>
        </table:table-row>
        <table:table-row table:style-name="ro2">
          <table:table-cell office:value-type="string">
            <text:p>k=4</text:p>
          </table:table-cell>
          <table:table-cell office:value-type="string">
            <text:p>0.7200</text:p>
          </table:table-cell>
          <table:table-cell table:number-columns-repeated="6"/>
        </table:table-row>
        <table:table-row table:style-name="ro2">
          <table:table-cell office:value-type="string">
            <text:p>k=5</text:p>
          </table:table-cell>
          <table:table-cell office:value-type="string">
            <text:p>0.725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1">01.02.2025</text:date>, <text:time>23:0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5-02-01T22:58:31.07</meta:creation-date>
    <dc:date>2025-02-01T23:06:12.31</dc:date>
    <dc:creator>W. Pahl</dc:creator>
    <meta:editing-duration>PT7M41S</meta:editing-duration>
    <meta:editing-cycles>3</meta:editing-cycles>
    <meta:generator>OpenOffice/4.1.15$Win32 OpenOffice.org_project/4115m2$Build-9813</meta:generator>
    <meta:document-statistic meta:table-count="3" meta:cell-count="1992" meta:object-count="0"/>
  </office:meta>
</office:document-meta>
</file>